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5f_20_5f_1_5f_unnumbered" style:list-style-name=""/>
    <style:style style:name="P3" style:family="paragraph" style:parent-style-name="Text_20_body" style:list-style-name="OrgBulletedList"/>
    <style:style style:name="P4" style:family="paragraph" style:parent-style-name="Text_20_body">
      <style:text-properties fo:font-weight="normal" style:font-weight-asian="normal" style:font-weight-complex="normal"/>
    </style:style>
    <style:style style:name="P5" style:family="paragraph" style:parent-style-name="OrgTitle">
      <style:text-properties fo:font-size="16pt" fo:font-weight="normal" style:font-size-asian="16pt" style:font-weight-asian="normal" style:font-size-complex="16pt" style:font-weight-complex="normal"/>
    </style:style>
    <style:style style:name="T1" style:family="text">
      <style:text-properties fo:font-size="16pt" fo:font-weight="normal" style:font-size-asian="16pt" style:font-weight-asian="normal" style:font-size-complex="16pt" style:font-weight-complex="normal"/>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OrgTitle"><text:title>Introduction to Programming with Python</text:title></text:p>
      <text:p text:style-name="P5"/>
      <text:p text:style-name="P5">Lyon College, Summer Term I (2023), CSC 109</text:p>
      <text:p text:style-name="P5">Mon-Fri 1pm-3pm, Derby Science Bldg. 209</text:p>
      <text:p text:style-name="OrgTitle"><text:span text:style-name="T1">Dr. Marcus Birkenkrahe (</text:span><text:a xlink:type="simple" xlink:href="mailto:birkenkrahe@lyon.edu" text:style-name="Internet_20_link" text:visited-style-name="Visited_20_Internet_20_Link"><text:span text:style-name="T1">birkenkrahe@lyon.edu</text:span></text:a><text:span text:style-name="T1">)</text:span></text:p>
      <text:p text:style-name="OrgTitle"/>
      <text:p text:style-name="Text_20_body">This four-week course is designed to provide students with a comprehensive introduction to programming in Python, covering fundamental concepts and practical applications of the language. Using "Python Crash Course" by Eric Matthes as the textbook, students will learn how to install Python and an IDE, and get started with basic data types, control flow statements, functions, files, and exceptions. They will also gain hands-on experience with more advanced topics such as object-oriented programming, modules and packages, testing and debugging, and data analysis and visualization. </text:p>
      <text:p text:style-name="Text_20_body">The second half of the course will focus on game development with the Pygame library, starting with basic game framework development and gradually building up to a fully functional "space invaders" game. In addition, students will learn how to use Matplotlib and Seaborn to create visualizations for data analysis, and how to use Pandas to manipulate and analyze data. </text:p>
      <text:p text:style-name="Text_20_body">Throughout the course, students will have ample opportunity to practice their programming skills with a variety of exercises and projects using the Google Colaboratory and DataCamp platforms. They will also receive guidance and feedback from the instructor on their progress and final projects. By the end of the course, students should have a solid foundation in Python programming and be able to apply their skills to a wide range of projects, from game development to data analysis and visualization. This course is ideal for anyone with little or no programming experience who wants to learn Python or for those who have some experience in programming and want to learn more advanced concepts and practical applications. </text:p>
      <text:h text:style-name="Heading_5f_20_5f_2_5f_unnumbered" text:outline-level="2"><text:bookmark-start text:name="OrgXref.org9a430b7"/><text:bookmark text:name="org9a430b7"/>Week 1 <text:bookmark-end text:name="OrgXref.org9a430b7"/></text:h>
      <text:h text:style-name="Heading_5f_20_5f_3_5f_unnumbered" text:outline-level="3"><text:bookmark-start text:name="OrgXref.org887c520"/><text:bookmark text:name="org887c520"/>Day 1 (2 hours) <text:bookmark-end text:name="OrgXref.org887c520"/></text:h>
      <text:list xml:id="list1178745774436595977" text:style-name="OrgBulletedList">
        <text:list-item>
          <text:p text:style-name="P3">Introductions </text:p>
        </text:list-item>
        <text:list-item>
          <text:p text:style-name="P3">Overview of course and expectations </text:p>
        </text:list-item>
        <text:list-item>
          <text:p text:style-name="P3">Installing Python and IDE (Integrated Development Environment) </text:p>
        </text:list-item>
        <text:list-item>
          <text:p text:style-name="P3">Getting started with Python interpreter and basic data types </text:p>
        </text:list-item>
      </text:list>
      <text:h text:style-name="Heading_5f_20_5f_3_5f_unnumbered" text:outline-level="3"><text:bookmark-start text:name="OrgXref.org65fa02d"/><text:bookmark text:name="org65fa02d"/>Day 2 (2 hours) <text:bookmark-end text:name="OrgXref.org65fa02d"/></text:h>
      <text:list xml:id="list29290373" text:style-name="OrgBulletedList">
        <text:list-item>
          <text:p text:style-name="P3">Review of Python syntax and data types </text:p>
        </text:list-item>
        <text:list-item>
          <text:p text:style-name="P3">Introduction to control flow statements (if/else, while, for) </text:p>
        </text:list-item>
        <text:list-item>
          <text:p text:style-name="P3">Exercises using control flow statements </text:p>
        </text:list-item>
      </text:list>
      <text:h text:style-name="Heading_5f_20_5f_3_5f_unnumbered" text:outline-level="3"><text:bookmark-start text:name="OrgXref.org7377fdc"/><text:bookmark text:name="org7377fdc"/><text:soft-page-break/>Day 3 (2 hours) <text:bookmark-end text:name="OrgXref.org7377fdc"/></text:h>
      <text:list xml:id="list29293088" text:style-name="OrgBulletedList">
        <text:list-item>
          <text:p text:style-name="P3">Review of control flow statements </text:p>
        </text:list-item>
        <text:list-item>
          <text:p text:style-name="P3">Introduction to functions and parameters </text:p>
        </text:list-item>
        <text:list-item>
          <text:p text:style-name="P3">Exercises using functions and parameters </text:p>
        </text:list-item>
      </text:list>
      <text:h text:style-name="Heading_5f_20_5f_3_5f_unnumbered" text:outline-level="3"><text:bookmark-start text:name="OrgXref.orgdd52d33"/><text:bookmark text:name="orgdd52d33"/>Day 4 (2 hours) <text:bookmark-end text:name="OrgXref.orgdd52d33"/></text:h>
      <text:list xml:id="list29264293" text:style-name="OrgBulletedList">
        <text:list-item>
          <text:p text:style-name="P3">Review of functions and parameters </text:p>
        </text:list-item>
        <text:list-item>
          <text:p text:style-name="P3">Introduction to files and exceptions </text:p>
        </text:list-item>
        <text:list-item>
          <text:p text:style-name="P3">Exercises using files and exceptions </text:p>
        </text:list-item>
      </text:list>
      <text:h text:style-name="Heading_5f_20_5f_3_5f_unnumbered" text:outline-level="3"><text:bookmark-start text:name="OrgXref.orge5a14f8"/><text:bookmark text:name="orge5a14f8"/>Day 5 (2 hours) <text:bookmark-end text:name="OrgXref.orge5a14f8"/></text:h>
      <text:list xml:id="list29263944" text:style-name="OrgBulletedList">
        <text:list-item>
          <text:p text:style-name="P3">Review of files and exceptions </text:p>
        </text:list-item>
        <text:list-item>
          <text:p text:style-name="P3">Introduction to lists </text:p>
        </text:list-item>
        <text:list-item>
          <text:p text:style-name="P3">Exercises using lists </text:p>
        </text:list-item>
      </text:list>
      <text:h text:style-name="Heading_5f_20_5f_2_5f_unnumbered" text:outline-level="2"><text:bookmark-start text:name="OrgXref.org6bbc187"/><text:bookmark text:name="org6bbc187"/>Week 2 <text:bookmark-end text:name="OrgXref.org6bbc187"/></text:h>
      <text:h text:style-name="Heading_5f_20_5f_3_5f_unnumbered" text:outline-level="3"><text:bookmark-start text:name="OrgXref.org2a1c1c4"/><text:bookmark text:name="org2a1c1c4"/>Day 6 (2 hours) <text:bookmark-end text:name="OrgXref.org2a1c1c4"/></text:h>
      <text:list xml:id="list29266748" text:style-name="OrgBulletedList">
        <text:list-item>
          <text:p text:style-name="P3">Review of lists </text:p>
        </text:list-item>
        <text:list-item>
          <text:p text:style-name="P3">Introduction to dictionaries </text:p>
        </text:list-item>
        <text:list-item>
          <text:p text:style-name="P3">Exercises using dictionaries </text:p>
        </text:list-item>
      </text:list>
      <text:h text:style-name="Heading_5f_20_5f_3_5f_unnumbered" text:outline-level="3"><text:bookmark-start text:name="OrgXref.orgbb94426"/><text:bookmark text:name="orgbb94426"/>Day 7 (2 hours) <text:bookmark-end text:name="OrgXref.orgbb94426"/></text:h>
      <text:list xml:id="list29291130" text:style-name="OrgBulletedList">
        <text:list-item>
          <text:p text:style-name="P3">Review of dictionaries </text:p>
        </text:list-item>
        <text:list-item>
          <text:p text:style-name="P3">Introduction to tuples </text:p>
        </text:list-item>
        <text:list-item>
          <text:p text:style-name="P3">Exercises using tuples </text:p>
        </text:list-item>
      </text:list>
      <text:h text:style-name="Heading_5f_20_5f_3_5f_unnumbered" text:outline-level="3"><text:bookmark-start text:name="OrgXref.org26f8dad"/><text:bookmark text:name="org26f8dad"/>Day 8 (2 hours) <text:bookmark-end text:name="OrgXref.org26f8dad"/></text:h>
      <text:list xml:id="list29283946" text:style-name="OrgBulletedList">
        <text:list-item>
          <text:p text:style-name="P3">Review of tuples </text:p>
        </text:list-item>
        <text:list-item>
          <text:p text:style-name="P3">Introduction to classes and objects </text:p>
        </text:list-item>
        <text:list-item>
          <text:p text:style-name="P3">Exercises using classes and objects </text:p>
        </text:list-item>
      </text:list>
      <text:h text:style-name="Heading_5f_20_5f_3_5f_unnumbered" text:outline-level="3"><text:bookmark-start text:name="OrgXref.org0f15074"/><text:bookmark text:name="org0f15074"/>Day 9 (2 hours) <text:bookmark-end text:name="OrgXref.org0f15074"/></text:h>
      <text:list xml:id="list29286353" text:style-name="OrgBulletedList">
        <text:list-item>
          <text:p text:style-name="P3">Review of classes and objects </text:p>
        </text:list-item>
        <text:list-item>
          <text:p text:style-name="P3">Introduction to inheritance </text:p>
        </text:list-item>
        <text:list-item>
          <text:p text:style-name="P3">Exercises using inheritance </text:p>
        </text:list-item>
      </text:list>
      <text:h text:style-name="Heading_5f_20_5f_3_5f_unnumbered" text:outline-level="3"><text:bookmark-start text:name="OrgXref.orgcfa8fb4"/><text:bookmark text:name="orgcfa8fb4"/><text:soft-page-break/>Day 10 (2 hours) <text:bookmark-end text:name="OrgXref.orgcfa8fb4"/></text:h>
      <text:list xml:id="list29275497" text:style-name="OrgBulletedList">
        <text:list-item>
          <text:p text:style-name="P3">Review of inheritance </text:p>
        </text:list-item>
        <text:list-item>
          <text:p text:style-name="P3">Introduction to modules and packages </text:p>
        </text:list-item>
        <text:list-item>
          <text:p text:style-name="P3">Exercises using modules and packages </text:p>
        </text:list-item>
      </text:list>
      <text:h text:style-name="Heading_5f_20_5f_2_5f_unnumbered" text:outline-level="2"><text:bookmark-start text:name="OrgXref.org611f6d9"/><text:bookmark text:name="org611f6d9"/>Week 3 <text:bookmark-end text:name="OrgXref.org611f6d9"/></text:h>
      <text:h text:style-name="Heading_5f_20_5f_3_5f_unnumbered" text:outline-level="3"><text:bookmark-start text:name="OrgXref.org0fe8604"/><text:bookmark text:name="org0fe8604"/>Day 11 (2 hours) <text:bookmark-end text:name="OrgXref.org0fe8604"/></text:h>
      <text:list xml:id="list29289189" text:style-name="OrgBulletedList">
        <text:list-item>
          <text:p text:style-name="P3">Review of modules and packages </text:p>
        </text:list-item>
        <text:list-item>
          <text:p text:style-name="P3">Introduction to testing and debugging </text:p>
        </text:list-item>
        <text:list-item>
          <text:p text:style-name="P3">Exercises using testing and debugging techniques </text:p>
        </text:list-item>
      </text:list>
      <text:h text:style-name="Heading_5f_20_5f_3_5f_unnumbered" text:outline-level="3"><text:bookmark-start text:name="OrgXref.org98134de"/><text:bookmark text:name="org98134de"/>Day 12 (2 hours) <text:bookmark-end text:name="OrgXref.org98134de"/></text:h>
      <text:list xml:id="list29279384" text:style-name="OrgBulletedList">
        <text:list-item>
          <text:p text:style-name="P3">Review of testing and debugging </text:p>
        </text:list-item>
        <text:list-item>
          <text:p text:style-name="P3">Introduction to data visualization with Python </text:p>
        </text:list-item>
        <text:list-item>
          <text:p text:style-name="P3">Exercises using Matplotlib to create visualizations </text:p>
        </text:list-item>
      </text:list>
      <text:h text:style-name="Heading_5f_20_5f_3_5f_unnumbered" text:outline-level="3"><text:bookmark-start text:name="OrgXref.org89dd123"/><text:bookmark text:name="org89dd123"/>Day 13 (2 hours) <text:bookmark-end text:name="OrgXref.org89dd123"/></text:h>
      <text:list xml:id="list29274677" text:style-name="OrgBulletedList">
        <text:list-item>
          <text:p text:style-name="P3">Review of data visualization with Python </text:p>
        </text:list-item>
        <text:list-item>
          <text:p text:style-name="P3">Introduction to Pygame library </text:p>
        </text:list-item>
        <text:list-item>
          <text:p text:style-name="P3">Exercises using Pygame to build a basic game framework </text:p>
        </text:list-item>
      </text:list>
      <text:h text:style-name="Heading_5f_20_5f_3_5f_unnumbered" text:outline-level="3"><text:bookmark-start text:name="OrgXref.orged063f5"/><text:bookmark text:name="orged063f5"/>Day 14 (2 hours) <text:bookmark-end text:name="OrgXref.orged063f5"/></text:h>
      <text:list xml:id="list29293995" text:style-name="OrgBulletedList">
        <text:list-item>
          <text:p text:style-name="P3">Review of Pygame library </text:p>
        </text:list-item>
        <text:list-item>
          <text:p text:style-name="P3">Introduction to game sprites and animation </text:p>
        </text:list-item>
        <text:list-item>
          <text:p text:style-name="P3">Exercises using game sprites and animation to develop a basic game </text:p>
        </text:list-item>
      </text:list>
      <text:h text:style-name="Heading_5f_20_5f_3_5f_unnumbered" text:outline-level="3"><text:bookmark-start text:name="OrgXref.org790237b"/><text:bookmark text:name="org790237b"/>Day 15 (2 hours) <text:bookmark-end text:name="OrgXref.org790237b"/></text:h>
      <text:list xml:id="list29266195" text:style-name="OrgBulletedList">
        <text:list-item>
          <text:p text:style-name="P3">Review of game development with Pygame </text:p>
        </text:list-item>
        <text:list-item>
          <text:p text:style-name="P3">Introduction to game logic and event handling </text:p>
        </text:list-item>
        <text:list-item>
          <text:p text:style-name="P3">Exercises using game logic and event handling to develop a simple "space invaders" game </text:p>
        </text:list-item>
      </text:list>
      <text:h text:style-name="Heading_5f_20_5f_2_5f_unnumbered" text:outline-level="2"><text:bookmark-start text:name="OrgXref.orgfcc78f3"/><text:bookmark text:name="orgfcc78f3"/>Week 4 <text:bookmark-end text:name="OrgXref.orgfcc78f3"/></text:h>
      <text:h text:style-name="Heading_5f_20_5f_3_5f_unnumbered" text:outline-level="3"><text:bookmark-start text:name="OrgXref.orge740b8a"/><text:bookmark text:name="orge740b8a"/>Day 16 (2 hours) <text:bookmark-end text:name="OrgXref.orge740b8a"/></text:h>
      <text:list xml:id="list29269361" text:style-name="OrgBulletedList">
        <text:list-item>
          <text:p text:style-name="P3">Review of "space invaders" game development </text:p>
        </text:list-item>
        <text:list-item>
          <text:p text:style-name="P3"><text:soft-page-break/>Introduction to debugging and optimization techniques for games </text:p>
        </text:list-item>
        <text:list-item>
          <text:p text:style-name="P3">Exercises using debugging and optimization techniques to improve the "space invaders" game </text:p>
        </text:list-item>
      </text:list>
      <text:h text:style-name="Heading_5f_20_5f_3_5f_unnumbered" text:outline-level="3"><text:bookmark-start text:name="OrgXref.org3fa430c"/><text:bookmark text:name="org3fa430c"/>Day 17 (2 hours) <text:bookmark-end text:name="OrgXref.org3fa430c"/></text:h>
      <text:list xml:id="list29289672" text:style-name="OrgBulletedList">
        <text:list-item>
          <text:p text:style-name="P3">Review of game development with Pygame </text:p>
        </text:list-item>
        <text:list-item>
          <text:p text:style-name="P3">Introduction to advanced data visualization with Python </text:p>
        </text:list-item>
        <text:list-item>
          <text:p text:style-name="P3">Exercises using Seaborn to create more complex visualizations </text:p>
        </text:list-item>
      </text:list>
      <text:h text:style-name="Heading_5f_20_5f_3_5f_unnumbered" text:outline-level="3"><text:bookmark-start text:name="OrgXref.org7e44a30"/><text:bookmark text:name="org7e44a30"/>Day 18 (2 hours) <text:bookmark-end text:name="OrgXref.org7e44a30"/></text:h>
      <text:list xml:id="list29264091" text:style-name="OrgBulletedList">
        <text:list-item>
          <text:p text:style-name="P3">Review of advanced data visualization with Python </text:p>
        </text:list-item>
        <text:list-item>
          <text:p text:style-name="P3">Introduction to data analysis with Python </text:p>
        </text:list-item>
        <text:list-item>
          <text:p text:style-name="P3">Exercises using Pandas to manipulate and analyze data </text:p>
        </text:list-item>
      </text:list>
      <text:h text:style-name="Heading_5f_20_5f_3_5f_unnumbered" text:outline-level="3"><text:bookmark-start text:name="OrgXref.orgd7098ba"/><text:bookmark text:name="orgd7098ba"/>Day 19 (2 hours) <text:bookmark-end text:name="OrgXref.orgd7098ba"/></text:h>
      <text:list xml:id="list29270029" text:style-name="OrgBulletedList">
        <text:list-item>
          <text:p text:style-name="P3">Review of data analysis with Python </text:p>
        </text:list-item>
        <text:list-item>
          <text:p text:style-name="P3">Final project development </text:p>
        </text:list-item>
        <text:list-item>
          <text:p text:style-name="P3">Discussion and review of final project progress </text:p>
        </text:list-item>
      </text:list>
      <text:h text:style-name="Heading_5f_20_5f_3_5f_unnumbered" text:outline-level="3"><text:bookmark-start text:name="OrgXref.org2370c5e"/><text:bookmark text:name="org2370c5e"/>Day 20 (2 hours) <text:bookmark-end text:name="OrgXref.org2370c5e"/></text:h>
      <text:list xml:id="list29276965" text:style-name="OrgBulletedList">
        <text:list-item>
          <text:p text:style-name="P3">Final project presentation </text:p>
        </text:list-item>
        <text:list-item>
          <text:p text:style-name="P3">Review and feedback on final projects </text:p>
        </text:list-item>
      </text:list>
      <text:h text:style-name="Heading_5f_20_5f_1_5f_unnumbered" text:outline-level="1"><text:bookmark-start text:name="OrgXref.org873dda5"/><text:bookmark text:name="org873dda5"/>Standard and course policies <text:bookmark-end text:name="OrgXref.org873dda5"/></text:h>
      <text:list xml:id="list29269768" text:style-name="OrgBulletedList">
        <text:list-item>
          <text:p text:style-name="P3"><text:span text:style-name="Bold">Standard Lyon College Policies</text:span> are incorporated into this syllabus and can be found at: <text:a xlink:type="simple" xlink:href="http://www.lyon.edu/standard-course-policies" text:style-name="Internet_20_link" text:visited-style-name="Visited_20_Internet_20_Link">lyon.edu/standard-course-policies</text:a>. </text:p>
        </text:list-item>
        <text:list-item>
          <text:p text:style-name="P3">The <text:span text:style-name="Bold">Assignments and Honor Code</text:span> and the <text:span text:style-name="Bold">Attendance Policy</text:span> are incorporated into this syllabus also and can be found at: <text:a xlink:type="simple" xlink:href="https://tinyurl.com/LyonPolicy" text:style-name="Internet_20_link" text:visited-style-name="Visited_20_Internet_20_Link">tinyurl.com/LyonPolicy</text:a>. </text:p>
        </text:list-item>
      </text:list>
      <text:h text:style-name="Heading_5f_20_5f_1_5f_unnumbered" text:outline-level="1"><text:bookmark-start text:name="OrgXref.org486e31b"/><text:bookmark text:name="org486e31b"/>DataCamp <text:bookmark-end text:name="OrgXref.org486e31b"/></text:h>
      <text:p text:style-name="Text_20_body">The course includes a free subscription to the DataCamp classroom at <text:a xlink:type="simple" xlink:href="https://datacamp.com/" text:style-name="Internet_20_link" text:visited-style-name="Visited_20_Internet_20_Link">datacamp.com</text:a> for assignments, and the opportunity to earn a certificate. </text:p>
      <text:h text:style-name="Heading_5f_20_5f_1_5f_unnumbered" text:outline-level="1"><text:bookmark-start text:name="OrgXref.orgbb23208"/><text:bookmark text:name="orgbb23208"/>Google Colaboratory <text:bookmark-end text:name="OrgXref.orgbb23208"/></text:h>
      <text:p text:style-name="Text_20_body">Google Colab (<text:a xlink:type="simple" xlink:href="https://colab.research.google.com/" text:style-name="Internet_20_link" text:visited-style-name="Visited_20_Internet_20_Link">colab.research.google.com/</text:a>) is a (free) online platform to create, edit and run interactive notebooks in R or Python. This enables students to learn literate programming techniques. All code-along and practice exercises for this class will be on Google Colab. </text:p>
      <text:h text:style-name="Heading_5f_20_5f_1_5f_unnumbered" text:outline-level="1"><text:bookmark-start text:name="OrgXref.org043dcbb"/><text:bookmark text:name="org043dcbb"/><text:soft-page-break/>GitHub <text:bookmark-end text:name="OrgXref.org043dcbb"/></text:h>
      <text:p text:style-name="Text_20_body">All course materials are available as <text:span text:style-name="OrgCode">ipynb</text:span>, <text:span text:style-name="OrgCode">org</text:span> and <text:span text:style-name="OrgCode">pdf</text:span> files in a GitHub repository (<text:a xlink:type="simple" xlink:href="https://github.com/birkenkrahe/py" text:style-name="Internet_20_link" text:visited-style-name="Visited_20_Internet_20_Link">github.com/birkenkrahe/py</text:a>). GitHub is the premier online platform for software development. </text:p>
      <text:h text:style-name="P2" text:outline-level="1">Sources</text:h>
      <text:p text:style-name="P4">The original course introduction and schedule were created by OpenAI's ChatGPT (<text:a xlink:type="simple" xlink:href="https://chat.openai.com/" text:style-name="Internet_20_link" text:visited-style-name="Visited_20_Internet_20_Link">chat.openai.com</text:a>), Mar 23 Version, using instructor's 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5</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3</text:page-number></text:p>
      </style:footer>
    </style:master-page>
    <style:master-page style:name="OrgFirstPage" style:page-layout-name="Mpm4" style:next-style-name="OrgPage">
      <style:footer>
        <text:p text:style-name="MP1"><text:page-number text:select-page="current">3</text:page-number></text:p>
      </style:footer>
    </style:master-page>
    <style:master-page style:name="OrgPage"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Marcus Birkenkrahe</dc:creator>
    <meta:initial-creator>Marcus Birkenkrahe (birkenkrahe@lyon.edu)</meta:initial-creator>
    <dc:date>2023-04-24T09:53:39.02</dc:date>
    <meta:creation-date>2023-04-24T09:02:56</meta:creation-date>
    <meta:generator>OpenOffice/4.1.14$Win32 OpenOffice.org_project/4114m1$Build-9811</meta:generator>
    <meta:keyword/>
    <dc:subject/>
    <dc:title>Introduction to Programming with Python</dc:title>
    <meta:document-statistic meta:table-count="0" meta:image-count="0" meta:object-count="0" meta:page-count="5" meta:paragraph-count="106" meta:word-count="915" meta:character-count="5734"/>
    <meta:editing-duration>PT50M23S</meta:editing-duration>
    <meta:editing-cycles>1</meta:editing-cycles>
    <meta:user-defined meta:name="subtitle">Lyon College, Summer term I 2023, CSC 109</meta:user-defined>
  </office:meta>
</office:document-meta>
</file>